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3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S. All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26</text:p>
      <text:p text:style-name="P5">Month<text:tab/><text:tab/><text:tab/><text:tab/><text:tab/><text:tab/>August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253 West 45' St/</text:p>
      <text:p text:style-name="P3">New York Aug 26/</text:p>
      <text:p text:style-name="P2">Rev S Morais/</text:p>
      <text:p text:style-name="P2"><text:tab/>My dear friend/</text:p>
      <text:p text:style-name="P2"><text:tab/><text:tab/>If in your power &amp;/ not taxing your valuable time would/ you send me a copy of your remarks/ at the funeral services of our late/ lamented Hazan, not so much for/ myself as I sitting immediately in front/ of the stand could hear you, but/ there are very many of the congregation/ who were unable to be present &amp; are/ very desirous of reading your im/-pressions on that sad occasion,/ having read the remarks of Mess/ Mendes &amp; Isaacs in the Messenger/ that paper much to my surprise/</text:p>
      <text:p text:style-name="P2"/>
      <text:p text:style-name="P2">[Page 2]</text:p>
      <text:p text:style-name="P2">omitted to publish yours. <text:s/>I have/ seen Mr Isaacs (the younger) in relation/ to the omission &amp; he says it was/ altogether through the neglect of their/ reporter depending upon receiving a/ manuscript after the <text:soft-page-break/>services instead/ of taking "short hand notes"--I/ see by the "Record" that you also/ delivered some remarks on the/ same subject last Sabbath which/ I should be very happy to have if/ you have a copy. <text:s/>With kind/ regards to yourself &amp; family in which/ my wife joins/ I am/ truly yours/ H. S. All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3:56:10.44</meta:creation-date>
    <meta:document-statistic meta:table-count="0" meta:image-count="0" meta:object-count="0" meta:page-count="3" meta:paragraph-count="68" meta:word-count="362" meta:character-count="2320"/>
    <dc:date>2012-01-25T14:01:35.74</dc:date>
    <dc:creator>Penn Libraries</dc:creator>
    <meta:editing-duration>PT00H05M25S</meta:editing-duration>
    <meta:editing-cycles>1</meta:editing-cycles>
    <meta:generator>OpenOffice.org/3.2$Win32 OpenOffice.org_project/320m12$Build-9483</meta:generator>
  </office:meta>
</office:document-meta>
</file>